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30.2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Non-oriented muscovit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pidiomorph with tabular habi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6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6">
            <text:p>Perfect in some longitudinal sections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6">
            <text:p>Until the end of the 2nd order and the beginning of the 3r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Right and slightly undulating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5" table:style-name="ce7">
            <text:p>5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6">
            <text:p>Quartz <text:s/>50%</text:p>
          </table:table-cell>
          <table:table-cell table:number-columns-repeated="16382"/>
        </table:table-row>
        <table:table-row table:style-name="ro2">
          <table:table-cell table:style-name="ce1"/>
          <table:table-cell table:style-name="ce6"/>
          <table:table-cell table:number-columns-repeated="16382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6">
            <text:p>Muscovit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6">
            <text:p>Kal<text:span text:style-name="T2">2</text:span>(Si<text:span text:style-name="T2">3</text:span>Al)O<text:span text:style-name="T2">10</text:span>(OH,F)<text:span text:style-name="T2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6">
            <text:p>Often in squamous, irregular and cryptocrystalline aggregates, tabular and rarely columnar pseudohexagonal habit. It can be pseudomorph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6">
            <text:p>Weak but can change when rotating the stage of the petrographic microscop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6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6">
            <text:p>Perfect {001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6">
            <text:p>To talc, antigorite, gibbsite, kaolinite or damourite, among other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6">
            <text:p>Until the end of the 2nd order and the beginning of the 3r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6">
            <text:p>Not much frequ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Not much frequ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6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4T11:06:12Z</dc:date>
    <meta:editing-cycles>5</meta:editing-cycles>
    <meta:editing-duration>PT2519S</meta:editing-duration>
  </office:meta>
</office:document-meta>
</file>